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D0000015FBCBCD4AA8C616A85.png" manifest:media-type="image/png"/>
  <manifest:file-entry manifest:full-path="Pictures/10000201000000C700000063A707DC69E56F9938.png" manifest:media-type="image/png"/>
  <manifest:file-entry manifest:full-path="Pictures/10000201000000DC000000FD252D087B963302CF.png" manifest:media-type="image/png"/>
  <manifest:file-entry manifest:full-path="Pictures/10000201000000C900000037B26D5C80381CD3CC.png" manifest:media-type="image/png"/>
  <manifest:file-entry manifest:full-path="Pictures/10000201000000C80000001C2979940F1235D21A.png" manifest:media-type="image/png"/>
  <manifest:file-entry manifest:full-path="Pictures/10000201000000C9000000E4FE1BF4B1D086DA2E.png" manifest:media-type="image/png"/>
  <manifest:file-entry manifest:full-path="Pictures/10000201000001E40000013C7D60ABE4CB6D9349.png" manifest:media-type="image/png"/>
  <manifest:file-entry manifest:full-path="Pictures/10000201000000C1000000E57D0C4C6DBA9A9A94.png" manifest:media-type="image/png"/>
  <manifest:file-entry manifest:full-path="Pictures/10000201000000FF0000010DE9F1ADFD6CB7F7D9.png" manifest:media-type="image/png"/>
  <manifest:file-entry manifest:full-path="Pictures/10000201000000C80000003DAF56E5F792FC263C.png" manifest:media-type="image/png"/>
  <manifest:file-entry manifest:full-path="Pictures/1000020100000235000000C64E814624616517CF.png" manifest:media-type="image/png"/>
  <manifest:file-entry manifest:full-path="Pictures/10000201000000C80000013B16ECF6C57F8DDE4E.png" manifest:media-type="image/png"/>
  <manifest:file-entry manifest:full-path="Pictures/10000201000000C70000003CB9AC06BBA2C47537.png" manifest:media-type="image/png"/>
  <manifest:file-entry manifest:full-path="Pictures/10000201000000C7000000936CEF69329110D530.png" manifest:media-type="image/png"/>
  <manifest:file-entry manifest:full-path="Pictures/10000201000000FD000000656DDD84DED8BD99A8.png" manifest:media-type="image/png"/>
  <manifest:file-entry manifest:full-path="Pictures/10000201000000C70000004DD25B1A1A488B3D8B.png" manifest:media-type="image/png"/>
  <manifest:file-entry manifest:full-path="Pictures/10000201000000DC000000BC161D257E939E0DD7.png" manifest:media-type="image/png"/>
  <manifest:file-entry manifest:full-path="Pictures/100002010000012F0000004E039849E5B33A2CD7.png" manifest:media-type="image/png"/>
  <manifest:file-entry manifest:full-path="Pictures/10000201000000C7000000212EF3D09E0B2FADC7.png" manifest:media-type="image/png"/>
  <manifest:file-entry manifest:full-path="Pictures/10000201000000C700000023A7A2CA1D366D551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5" style:family="table">
      <style:table-properties style:width="19.001cm" fo:break-before="page"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paragraph-rsid="0272c494"/>
    </style:style>
    <style:style style:name="P3" style:family="paragraph" style:parent-style-name="Standard">
      <style:text-properties officeooo:rsid="0272c494" officeooo:paragraph-rsid="0272c494"/>
    </style:style>
    <style:style style:name="P4" style:family="paragraph" style:parent-style-name="Standard">
      <style:text-properties officeooo:rsid="022a44cc" officeooo:paragraph-rsid="0278fc0b"/>
    </style:style>
    <style:style style:name="P5" style:family="paragraph" style:parent-style-name="Standard">
      <style:text-properties officeooo:rsid="021e83ec" officeooo:paragraph-rsid="0272c494"/>
    </style:style>
    <style:style style:name="P6" style:family="paragraph" style:parent-style-name="Standard">
      <style:text-properties officeooo:paragraph-rsid="027785e8"/>
    </style:style>
    <style:style style:name="P7" style:family="paragraph" style:parent-style-name="Standard">
      <style:text-properties officeooo:rsid="022bdd04" officeooo:paragraph-rsid="0278fc0b"/>
    </style:style>
    <style:style style:name="P8" style:family="paragraph" style:parent-style-name="Standard">
      <style:text-properties officeooo:rsid="02298140" officeooo:paragraph-rsid="0272c494"/>
    </style:style>
    <style:style style:name="P9" style:family="paragraph" style:parent-style-name="Standard">
      <style:text-properties officeooo:paragraph-rsid="0278fc0b"/>
    </style:style>
    <style:style style:name="P10" style:family="paragraph" style:parent-style-name="Standard">
      <style:text-properties officeooo:paragraph-rsid="027dd82f"/>
    </style:style>
    <style:style style:name="P11" style:family="paragraph" style:parent-style-name="Standard">
      <style:text-properties officeooo:rsid="027f01c2" officeooo:paragraph-rsid="027f01c2"/>
    </style:style>
    <style:style style:name="P12" style:family="paragraph" style:parent-style-name="Standard">
      <style:text-properties officeooo:rsid="029532f1" officeooo:paragraph-rsid="029532f1"/>
    </style:style>
    <style:style style:name="P13" style:family="paragraph" style:parent-style-name="Footer">
      <style:paragraph-properties fo:text-align="center" style:justify-single-word="false"/>
    </style:style>
    <style:style style:name="P14" style:family="paragraph" style:parent-style-name="Text_20_body">
      <style:text-properties officeooo:rsid="002b5bdc" officeooo:paragraph-rsid="027a32ab"/>
    </style:style>
    <style:style style:name="P15" style:family="paragraph" style:parent-style-name="Text_20_body">
      <style:text-properties officeooo:rsid="0267d9eb" officeooo:paragraph-rsid="027a32ab"/>
    </style:style>
    <style:style style:name="P16" style:family="paragraph" style:parent-style-name="Text_20_body">
      <style:text-properties officeooo:rsid="022a44cc"/>
    </style:style>
    <style:style style:name="P17" style:family="paragraph" style:parent-style-name="Text_20_body">
      <style:text-properties officeooo:rsid="022a44cc" officeooo:paragraph-rsid="027785e8"/>
    </style:style>
    <style:style style:name="P18" style:family="paragraph" style:parent-style-name="Text_20_body">
      <style:text-properties officeooo:rsid="022a44cc" officeooo:paragraph-rsid="0278fc0b"/>
    </style:style>
    <style:style style:name="P19" style:family="paragraph" style:parent-style-name="Text_20_body">
      <style:text-properties officeooo:rsid="02298140" officeooo:paragraph-rsid="0272c494"/>
    </style:style>
    <style:style style:name="P20" style:family="paragraph" style:parent-style-name="Text_20_body">
      <style:text-properties officeooo:rsid="0274bc1b" officeooo:paragraph-rsid="0274bc1b"/>
    </style:style>
    <style:style style:name="P21" style:family="paragraph" style:parent-style-name="Text_20_body">
      <style:text-properties officeooo:rsid="0276b381" officeooo:paragraph-rsid="0276b381"/>
    </style:style>
    <style:style style:name="P22" style:family="paragraph" style:parent-style-name="Text_20_body">
      <style:text-properties officeooo:rsid="0278fc0b" officeooo:paragraph-rsid="0278fc0b"/>
    </style:style>
    <style:style style:name="P23" style:family="paragraph" style:parent-style-name="Text_20_body">
      <style:text-properties officeooo:paragraph-rsid="027a32ab"/>
    </style:style>
    <style:style style:name="P24" style:family="paragraph" style:parent-style-name="Text_20_body">
      <style:text-properties officeooo:rsid="027a32ab" officeooo:paragraph-rsid="027a32ab"/>
    </style:style>
    <style:style style:name="P25" style:family="paragraph" style:parent-style-name="Text_20_body">
      <style:text-properties officeooo:rsid="027d6e69" officeooo:paragraph-rsid="027d6e69"/>
    </style:style>
    <style:style style:name="P26" style:family="paragraph" style:parent-style-name="Text_20_body">
      <style:text-properties officeooo:rsid="029da508" officeooo:paragraph-rsid="02841740"/>
    </style:style>
    <style:style style:name="P27" style:family="paragraph" style:parent-style-name="Text_20_body">
      <style:text-properties officeooo:rsid="029a609a" officeooo:paragraph-rsid="02841740"/>
    </style:style>
    <style:style style:name="P28" style:family="paragraph" style:parent-style-name="Text_20_body">
      <style:text-properties officeooo:rsid="029b9589" officeooo:paragraph-rsid="02841740"/>
    </style:style>
    <style:style style:name="P29" style:family="paragraph" style:parent-style-name="Text_20_body">
      <style:text-properties officeooo:paragraph-rsid="02841740"/>
    </style:style>
    <style:style style:name="P30" style:family="paragraph" style:parent-style-name="Text_20_body">
      <style:text-properties officeooo:paragraph-rsid="02854cc7"/>
    </style:style>
    <style:style style:name="P31" style:family="paragraph" style:parent-style-name="Text_20_body">
      <style:text-properties officeooo:rsid="021e83ec" officeooo:paragraph-rsid="0272c494"/>
    </style:style>
    <style:style style:name="P32" style:family="paragraph" style:parent-style-name="Text_20_body">
      <style:text-properties officeooo:rsid="0280b8b8" officeooo:paragraph-rsid="0280b8b8"/>
    </style:style>
    <style:style style:name="P33" style:family="paragraph" style:parent-style-name="Text_20_body">
      <style:text-properties officeooo:rsid="02841740" officeooo:paragraph-rsid="028426a0"/>
    </style:style>
    <style:style style:name="P34" style:family="paragraph" style:parent-style-name="Text_20_body">
      <style:text-properties officeooo:rsid="02854cc7" officeooo:paragraph-rsid="02854cc7"/>
    </style:style>
    <style:style style:name="P35" style:family="paragraph" style:parent-style-name="Text_20_body">
      <style:text-properties officeooo:rsid="02854cc7" officeooo:paragraph-rsid="029532f1"/>
    </style:style>
    <style:style style:name="P36" style:family="paragraph" style:parent-style-name="Text_20_body">
      <style:text-properties officeooo:rsid="029532f1" officeooo:paragraph-rsid="029532f1"/>
    </style:style>
    <style:style style:name="P37" style:family="paragraph" style:parent-style-name="Text_20_body">
      <style:text-properties officeooo:rsid="029532f1" officeooo:paragraph-rsid="029656c2"/>
    </style:style>
    <style:style style:name="P38" style:family="paragraph" style:parent-style-name="Text_20_body">
      <style:text-properties officeooo:rsid="029656c2" officeooo:paragraph-rsid="029656c2"/>
    </style:style>
    <style:style style:name="P39" style:family="paragraph" style:parent-style-name="Horizontal_20_Line">
      <style:text-properties officeooo:rsid="021e83ec" officeooo:paragraph-rsid="0272c494"/>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Standard" style:master-page-name="">
      <style:paragraph-properties style:page-number="auto" fo:break-before="auto" fo:break-after="auto"/>
      <style:text-properties officeooo:rsid="023ba01a"/>
    </style:style>
    <style:style style:name="P43" style:family="paragraph" style:parent-style-name="Standard">
      <style:paragraph-properties fo:break-before="auto" fo:break-after="auto"/>
      <style:text-properties officeooo:rsid="00cc09a6" officeooo:paragraph-rsid="00cc09a6"/>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Heading_20_1">
      <style:paragraph-properties fo:margin-top="0cm" fo:margin-bottom="0cm" loext:contextual-spacing="false"/>
      <style:text-properties officeooo:paragraph-rsid="0272c494"/>
    </style:style>
    <style:style style:name="P47" style:family="paragraph" style:parent-style-name="Heading_20_1">
      <style:paragraph-properties fo:margin-top="0cm" fo:margin-bottom="0cm" loext:contextual-spacing="false"/>
      <style:text-properties officeooo:paragraph-rsid="027785e8"/>
    </style:style>
    <style:style style:name="P48" style:family="paragraph" style:parent-style-name="Heading_20_1">
      <style:paragraph-properties fo:margin-top="0cm" fo:margin-bottom="0cm" loext:contextual-spacing="false"/>
      <style:text-properties officeooo:rsid="0215a9ff" officeooo:paragraph-rsid="0278fc0b"/>
    </style:style>
    <style:style style:name="P49" style:family="paragraph" style:parent-style-name="Heading_20_1">
      <style:paragraph-properties fo:margin-top="0cm" fo:margin-bottom="0cm" loext:contextual-spacing="false"/>
      <style:text-properties officeooo:paragraph-rsid="0278fc0b"/>
    </style:style>
    <style:style style:name="P50" style:family="paragraph" style:parent-style-name="Heading_20_1">
      <style:paragraph-properties fo:margin-top="0cm" fo:margin-bottom="0cm" loext:contextual-spacing="false"/>
      <style:text-properties officeooo:paragraph-rsid="027dd82f"/>
    </style:style>
    <style:style style:name="P51" style:family="paragraph" style:parent-style-name="Heading_20_1">
      <style:paragraph-properties fo:margin-top="0cm" fo:margin-bottom="0cm" loext:contextual-spacing="false"/>
      <style:text-properties officeooo:paragraph-rsid="029532f1"/>
    </style:style>
    <style:style style:name="P52" style:family="paragraph" style:parent-style-name="Heading_20_2">
      <style:text-properties style:font-name="Albany" fo:font-size="16.1000003814697pt" fo:font-weight="bold" officeooo:rsid="0272c494" officeooo:paragraph-rsid="0272c494" style:font-name-asian="Microsoft YaHei" style:font-size-asian="16.1000003814697pt" style:font-weight-asian="bold" style:font-name-complex="Mangal" style:font-size-complex="16.1000003814697pt" style:font-weight-complex="bold"/>
    </style:style>
    <style:style style:name="P53" style:family="paragraph" style:parent-style-name="Heading_20_2">
      <style:text-properties officeooo:paragraph-rsid="0272c494"/>
    </style:style>
    <style:style style:name="P54" style:family="paragraph" style:parent-style-name="Heading_20_2">
      <style:text-properties officeooo:paragraph-rsid="028426a0"/>
    </style:style>
    <style:style style:name="P55" style:family="paragraph" style:parent-style-name="Heading_20_3">
      <style:text-properties officeooo:paragraph-rsid="027a32ab"/>
    </style:style>
    <style:style style:name="P56" style:family="paragraph" style:parent-style-name="Heading_20_3">
      <style:text-properties officeooo:paragraph-rsid="029656c2"/>
    </style:style>
    <style:style style:name="T1" style:family="text">
      <style:text-properties officeooo:rsid="02966221"/>
    </style:style>
    <style:style style:name="T2" style:family="text">
      <style:text-properties officeooo:rsid="002b5bdc"/>
    </style:style>
    <style:style style:name="T3" style:family="text">
      <style:text-properties style:font-name="Albany" fo:font-size="18.2000007629395pt" fo:font-weight="bold" officeooo:rsid="0215a9ff"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25e73db"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272c494"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27785e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7cca87"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7dd82f"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9532f1"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274bc1b"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4.1000003814697pt" fo:font-weight="bold" officeooo:rsid="028913a9" style:font-name-asian="Microsoft YaHei" style:font-size-asian="14.1000003814697pt" style:font-weight-asian="bold" style:font-name-complex="Mangal" style:font-size-complex="14.1000003814697pt" style:font-weight-complex="bold"/>
    </style:style>
    <style:style style:name="T12" style:family="text">
      <style:text-properties officeooo:rsid="0272c494"/>
    </style:style>
    <style:style style:name="T13" style:family="text">
      <style:text-properties officeooo:rsid="0274bc1b"/>
    </style:style>
    <style:style style:name="T14" style:family="text">
      <style:text-properties officeooo:rsid="0278fc0b"/>
    </style:style>
    <style:style style:name="T15" style:family="text">
      <style:text-properties officeooo:rsid="027a32ab"/>
    </style:style>
    <style:style style:name="T16" style:family="text">
      <style:text-properties officeooo:rsid="027cca87"/>
    </style:style>
    <style:style style:name="T17" style:family="text">
      <style:text-properties officeooo:rsid="029da508"/>
    </style:style>
    <style:style style:name="T18" style:family="text">
      <style:text-properties officeooo:rsid="029b9589"/>
    </style:style>
    <style:style style:name="T19" style:family="text">
      <style:text-properties officeooo:rsid="029dca35"/>
    </style:style>
    <style:style style:name="T20" style:family="text">
      <style:text-properties officeooo:rsid="02854cc7"/>
    </style:style>
    <style:style style:name="T21" style:family="text">
      <style:text-properties officeooo:rsid="029656c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16 Editors - 3D View - Sidebar - View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16 Editors - 3D View - Sidebar - View Tab</text:p>
          </text:index-title>
          <text:p text:style-name="P44"><text:a xlink:type="simple" xlink:href="#__RefHeading___Toc5340_3798671567" text:style-name="Index_20_Link" text:visited-style-name="Index_20_Link">View tab<text:tab/>2</text:a></text:p>
          <text:p text:style-name="P44"><text:a xlink:type="simple" xlink:href="#__RefHeading___Toc5342_3798671567" text:style-name="Index_20_Link" text:visited-style-name="Index_20_Link">View tab - View Panel<text:tab/>2</text:a></text:p>
          <text:p text:style-name="P45"><text:a xlink:type="simple" xlink:href="#__RefHeading___Toc1030_1170868837" text:style-name="Index_20_Link" text:visited-style-name="Index_20_Link">Focal Length<text:tab/>2</text:a></text:p>
          <text:p text:style-name="P45"><text:a xlink:type="simple" xlink:href="#__RefHeading___Toc1032_1170868837" text:style-name="Index_20_Link" text:visited-style-name="Index_20_Link">Clip Near / Clip Far<text:tab/>2</text:a></text:p>
          <text:p text:style-name="P45"><text:a xlink:type="simple" xlink:href="#__RefHeading___Toc5344_3798671567" text:style-name="Index_20_Link" text:visited-style-name="Index_20_Link">Use Local Camera<text:tab/>2</text:a></text:p>
          <text:p text:style-name="P45"><text:a xlink:type="simple" xlink:href="#__RefHeading___Toc1034_1170868837" text:style-name="Index_20_Link" text:visited-style-name="Index_20_Link">Use Render Region<text:tab/>2</text:a></text:p>
          <text:p text:style-name="P45"><text:a xlink:type="simple" xlink:href="#__RefHeading___Toc5346_3798671567" text:style-name="Index_20_Link" text:visited-style-name="Index_20_Link">Camera Lock<text:tab/>3</text:a></text:p>
          <text:p text:style-name="P44"><text:a xlink:type="simple" xlink:href="#__RefHeading___Toc5348_3798671567" text:style-name="Index_20_Link" text:visited-style-name="Index_20_Link">View tab - Edit Panel<text:tab/>3</text:a></text:p>
          <text:p text:style-name="P45"><text:a xlink:type="simple" xlink:href="#__RefHeading___Toc5350_3798671567" text:style-name="Index_20_Link" text:visited-style-name="Index_20_Link">Lock Object Modes<text:tab/>3</text:a></text:p>
          <text:p text:style-name="P44"><text:a xlink:type="simple" xlink:href="#__RefHeading___Toc1117_1797529266" text:style-name="Index_20_Link" text:visited-style-name="Index_20_Link">View Tab - 3D Cursor Panel<text:tab/>3</text:a></text:p>
          <text:p text:style-name="P45"><text:a xlink:type="simple" xlink:href="#__RefHeading___Toc5352_3798671567" text:style-name="Index_20_Link" text:visited-style-name="Index_20_Link">Location<text:tab/>3</text:a></text:p>
          <text:p text:style-name="P45"><text:a xlink:type="simple" xlink:href="#__RefHeading___Toc5354_3798671567" text:style-name="Index_20_Link" text:visited-style-name="Index_20_Link">Rotation<text:tab/>3</text:a></text:p>
          <text:p text:style-name="P44"><text:a xlink:type="simple" xlink:href="#__RefHeading___Toc5356_3798671567" text:style-name="Index_20_Link" text:visited-style-name="Index_20_Link">View tab - Collections Panel<text:tab/>4</text:a></text:p>
          <text:p text:style-name="P45"><text:a xlink:type="simple" xlink:href="#__RefHeading___Toc1811_905377466" text:style-name="Index_20_Link" text:visited-style-name="Index_20_Link">Local Collections<text:tab/>4</text:a></text:p>
          <text:p text:style-name="P45"><text:a xlink:type="simple" xlink:href="#__RefHeading___Toc1813_905377466" text:style-name="Index_20_Link" text:visited-style-name="Index_20_Link">List of Collections<text:tab/>5</text:a></text:p>
          <text:p text:style-name="P44"><text:a xlink:type="simple" xlink:href="#__RefHeading___Toc1815_905377466" text:style-name="Index_20_Link" text:visited-style-name="Index_20_Link">View tab - Annotations Panel<text:tab/>5</text:a></text:p>
          <text:p text:style-name="P45"><text:a xlink:type="simple" xlink:href="#__RefHeading___Toc1817_905377466" text:style-name="Index_20_Link" text:visited-style-name="Index_20_Link">Annotations prop<text:tab/>5</text:a></text:p>
          <text:p text:style-name="P45"><text:a xlink:type="simple" xlink:href="#__RefHeading___Toc3784_905377466" text:style-name="Index_20_Link" text:visited-style-name="Index_20_Link">List of Annotation Strokes<text:tab/>6</text:a></text:p>
          <text:p text:style-name="P45"><text:a xlink:type="simple" xlink:href="#__RefHeading___Toc3786_905377466" text:style-name="Index_20_Link" text:visited-style-name="Index_20_Link">Thickness<text:tab/>6</text:a></text:p>
          <text:p text:style-name="P45"><text:a xlink:type="simple" xlink:href="#__RefHeading___Toc5273_529261320" text:style-name="Index_20_Link" text:visited-style-name="Index_20_Link">Frame Locked/Unlocked<text:tab/>6</text:a></text:p>
          <text:p text:style-name="P45"><text:a xlink:type="simple" xlink:href="#__RefHeading___Toc3788_905377466" text:style-name="Index_20_Link" text:visited-style-name="Index_20_Link">Onion Skin<text:tab/>6</text:a></text:p>
          <text:p text:style-name="P44"><text:a xlink:type="simple" xlink:href="#__RefHeading___Toc1955_742389421" text:style-name="Index_20_Link" text:visited-style-name="Index_20_Link">View tab - Stereoscopy Panel<text:tab/>6</text:a></text:p>
          <text:p text:style-name="P45"><text:a xlink:type="simple" xlink:href="#__RefHeading___Toc1957_742389421" text:style-name="Index_20_Link" text:visited-style-name="Index_20_Link">Left / Right / 3D<text:tab/>6</text:a></text:p>
          <text:p text:style-name="P45"><text:a xlink:type="simple" xlink:href="#__RefHeading___Toc1959_742389421" text:style-name="Index_20_Link" text:visited-style-name="Index_20_Link">Views / 3D<text:tab/>7</text:a></text:p>
          <text:p text:style-name="P45"><text:a xlink:type="simple" xlink:href="#__RefHeading___Toc1961_742389421" text:style-name="Index_20_Link" text:visited-style-name="Index_20_Link">Cameras<text:tab/>7</text:a></text:p>
          <text:p text:style-name="P45"><text:a xlink:type="simple" xlink:href="#__RefHeading___Toc1963_742389421" text:style-name="Index_20_Link" text:visited-style-name="Index_20_Link">Plane<text:tab/>7</text:a></text:p>
          <text:p text:style-name="P45"><text:a xlink:type="simple" xlink:href="#__RefHeading___Toc1965_742389421" text:style-name="Index_20_Link" text:visited-style-name="Index_20_Link">Volume<text:tab/>7</text:a></text:p>
        </text:index-body>
      </text:table-of-content>
      <text:p text:style-name="Standard"/>
      <text:p text:style-name="P43"/>
      <text:p text:style-name="Standard"/>
      <text:p text:style-name="P42"/>
      <table:table table:name="Tabelle5" table:style-name="Tabelle5">
        <table:table-column table:style-name="Tabelle5.A"/>
        <table:table-row>
          <table:table-cell table:style-name="Tabelle5.A1" office:value-type="string">
            <text:h text:style-name="P46" text:outline-level="1"><text:bookmark-start text:name="__RefHeading___Toc5340_3798671567"/><text:span text:style-name="T3">V</text:span><text:span text:style-name="T5">iew</text:span><text:span text:style-name="T4"> tab</text:span><text:bookmark-end text:name="__RefHeading___Toc5340_3798671567"/></text:h>
          </table:table-cell>
        </table:table-row>
      </table:table>
      <text:p text:style-name="P2"><draw:frame draw:style-name="fr1" draw:name="Bild11" text:anchor-type="paragraph" svg:y="0.316cm" svg:width="3.739cm" svg:height="5.941cm" draw:z-index="0"><draw:image xlink:href="Pictures/10000201000000DD0000015FBCBCD4AA8C616A85.png" xlink:type="simple" xlink:show="embed" xlink:actuate="onLoad" loext:mime-type="image/png"/></draw:frame></text:p>
      <text:p text:style-name="P3">The View tab contains viewport related settings.</text:p>
      <text:p text:style-name="P3"/>
      <text:p text:style-name="P3">The content is in all modes and for all object types the same.</text:p>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elle6" table:style-name="Tabelle6">
        <table:table-column table:style-name="Tabelle6.A"/>
        <table:table-row>
          <table:table-cell table:style-name="Tabelle6.A1" office:value-type="string">
            <text:h text:style-name="P46" text:outline-level="1"><text:bookmark-start text:name="__RefHeading___Toc5342_3798671567"/><text:span text:style-name="T3">V</text:span><text:span text:style-name="T5">iew</text:span><text:span text:style-name="T4"> tab</text:span><text:span text:style-name="T5"> - View Panel</text:span><text:bookmark-end text:name="__RefHeading___Toc5342_3798671567"/></text:h>
          </table:table-cell>
        </table:table-row>
      </table:table>
      <text:p text:style-name="P5"><draw:frame draw:style-name="fr1" draw:name="Bild29" text:anchor-type="paragraph" svg:y="0.386cm" svg:width="3.731cm" svg:height="4.279cm" draw:z-index="1"><draw:image xlink:href="Pictures/10000201000000DC000000FD252D087B963302CF.png" xlink:type="simple" xlink:show="embed" xlink:actuate="onLoad" loext:mime-type="image/png"/></draw:frame></text:p>
      <text:p text:style-name="P8">The View panel contains some camera settings for the world camera and the render camera.</text:p>
      <text:h text:style-name="P52" text:outline-level="2"><text:bookmark-start text:name="__RefHeading___Toc1030_1170868837"/>Focal Length<text:bookmark-end text:name="__RefHeading___Toc1030_1170868837"/></text:h>
      <text:p text:style-name="P19">Set up the focal length for the world camera. You need to be in perspectivic view. In Orthographic view the lens values doesn't have an effect.</text:p>
      <text:p text:style-name="P31"/>
      <text:p text:style-name="P39"/>
      <text:h text:style-name="P53" text:outline-level="2"><text:bookmark-start text:name="__RefHeading___Toc1032_1170868837"/>Clip<text:span text:style-name="T12"> Near / Clip Far</text:span><text:bookmark-end text:name="__RefHeading___Toc1032_1170868837"/></text:h>
      <text:p text:style-name="P19">Set up the clipping values for the world camera. Geometry behind the end value and before the start value will not be drawn.</text:p>
      <text:p text:style-name="Horizontal_20_Line"/>
      <text:h text:style-name="Heading_20_2" text:outline-level="2"><draw:frame draw:style-name="fr5" draw:name="Bild13" text:anchor-type="paragraph" svg:width="3.401cm" svg:height="0.93cm" draw:z-index="5"><draw:image xlink:href="Pictures/10000201000000C900000037B26D5C80381CD3CC.png" xlink:type="simple" xlink:show="embed" xlink:actuate="onLoad" loext:mime-type="image/png"/></draw:frame><text:bookmark-start text:name="__RefHeading___Toc5344_3798671567"/>Use Local Camera<text:bookmark-end text:name="__RefHeading___Toc5344_3798671567"/></text:h>
      <text:p text:style-name="P20">Normally when you render an image it gets rendered from the currently active camera. Define a custom camera that is always used for rendering. Regardless which camera is the active one.</text:p>
      <text:p text:style-name="P39"/>
      <text:h text:style-name="P53" text:outline-level="2"><draw:frame draw:style-name="fr5" draw:name="Bild32" text:anchor-type="paragraph" svg:width="3.39cm" svg:height="0.469cm" draw:z-index="2"><draw:image xlink:href="Pictures/10000201000000C80000001C2979940F1235D21A.png" xlink:type="simple" xlink:show="embed" xlink:actuate="onLoad" loext:mime-type="image/png"/></draw:frame><text:bookmark-start text:name="__RefHeading___Toc1034_1170868837"/><text:span text:style-name="T13">Use </text:span>Render <text:span text:style-name="T10">Region</text:span><text:bookmark-end text:name="__RefHeading___Toc1034_1170868837"/></text:h>
      <text:p text:style-name="P19">When you have defined a render region rectangle, then you can toggle it on and off with this switch. See View menu in the 3d view header, the render region menu item.</text:p>
      <text:p text:style-name="P39"/>
      <text:h text:style-name="Heading_20_2" text:outline-level="2"><draw:frame draw:style-name="fr3" draw:name="Bild34" text:anchor-type="paragraph" svg:x="15.282cm" svg:y="0.252cm" svg:width="3.371cm" svg:height="1.679cm" draw:z-index="3"><draw:image xlink:href="Pictures/10000201000000C700000063A707DC69E56F9938.png" xlink:type="simple" xlink:show="embed" xlink:actuate="onLoad" loext:mime-type="image/png"/></draw:frame><text:bookmark-start text:name="__RefHeading___Toc5346_3798671567"/><text:soft-page-break/>Camera Lock<text:bookmark-end text:name="__RefHeading___Toc5346_3798671567"/></text:h>
      <text:p text:style-name="P21">Camera Lock is a sub tab with camera related settings.</text:p>
      <text:h text:style-name="Heading_20_3" text:outline-level="3"><text:bookmark-start text:name="__RefHeading___Toc3792_905377466"/>Lock to Object<text:bookmark-end text:name="__RefHeading___Toc3792_905377466"/></text:h>
      <text:p text:style-name="Text_20_body">Locks the view of the world camera to an object. Choose an object for it.</text:p>
      <text:h text:style-name="Heading_20_3" text:outline-level="3"><text:bookmark-start text:name="__RefHeading___Toc1036_1170868837"/>Lock to 3D Cursor<text:bookmark-end text:name="__RefHeading___Toc1036_1170868837"/></text:h>
      <text:p text:style-name="Text_20_body">Locks the view of the world camera to the 3D cursor. You can either lock to an object or to the 3d cursor. When you choose an object then the checkbox for the 3d cursor vanishes.</text:p>
      <text:h text:style-name="Heading_20_3" text:outline-level="3"><draw:frame draw:style-name="fr1" draw:name="Bild41" text:anchor-type="paragraph" svg:y="0.046cm" svg:width="8.2cm" svg:height="5.35cm" draw:z-index="4"><draw:image xlink:href="Pictures/10000201000001E40000013C7D60ABE4CB6D9349.png" xlink:type="simple" xlink:show="embed" xlink:actuate="onLoad" loext:mime-type="image/png"/></draw:frame><text:bookmark-start text:name="__RefHeading___Toc15728_3498099530"/>Lock Camera to view<text:bookmark-end text:name="__RefHeading___Toc15728_3498099530"/></text:h>
      <text:p text:style-name="Text_20_body">This menu item allows you to navigate in camera view like you would be in world view. When it is unticked then you can navigate the passepartout, you can zoom and move it. And when you rotate the view, then you will leave the camera mode.</text:p>
      <text:p text:style-name="P16"/>
      <text:p text:style-name="P16"/>
      <text:p text:style-name="P17"/>
      <table:table table:name="Tabelle7" table:style-name="Tabelle7">
        <table:table-column table:style-name="Tabelle7.A"/>
        <table:table-row>
          <table:table-cell table:style-name="Tabelle7.A1" office:value-type="string">
            <text:h text:style-name="P47" text:outline-level="1"><text:bookmark-start text:name="__RefHeading___Toc5348_3798671567"/><text:span text:style-name="T3">V</text:span><text:span text:style-name="T5">iew</text:span><text:span text:style-name="T4"> tab</text:span><text:span text:style-name="T5"> - E</text:span><text:span text:style-name="T6">dit</text:span><text:span text:style-name="T5"> Panel</text:span><text:bookmark-end text:name="__RefHeading___Toc5348_3798671567"/></text:h>
          </table:table-cell>
        </table:table-row>
      </table:table>
      <text:p text:style-name="P6"><draw:frame draw:style-name="fr3" draw:name="Bild14" text:anchor-type="paragraph" svg:x="15.252cm" svg:y="0.66cm" svg:width="3.39cm" svg:height="1.03cm" draw:z-index="6"><draw:image xlink:href="Pictures/10000201000000C80000003DAF56E5F792FC263C.png" xlink:type="simple" xlink:show="embed" xlink:actuate="onLoad" loext:mime-type="image/png"/></draw:frame></text:p>
      <text:h text:style-name="Heading_20_2" text:outline-level="2"><text:bookmark-start text:name="__RefHeading___Toc5350_3798671567"/>Lock Object Modes<text:bookmark-end text:name="__RefHeading___Toc5350_3798671567"/></text:h>
      <text:p text:style-name="P22">Restrict selection to content that is in the same mode than the current element.</text:p>
      <text:p text:style-name="P18"/>
      <table:table table:name="Tabelle9" table:style-name="Tabelle9">
        <table:table-column table:style-name="Tabelle9.A"/>
        <table:table-row>
          <table:table-cell table:style-name="Tabelle9.A1" office:value-type="string">
            <text:h text:style-name="P48" text:outline-level="1"><text:bookmark-start text:name="__RefHeading___Toc1117_1797529266"/><text:span text:style-name="T15">View Tab - </text:span>3D Cursor Panel<text:bookmark-end text:name="__RefHeading___Toc1117_1797529266"/></text:h>
          </table:table-cell>
        </table:table-row>
      </table:table>
      <text:p text:style-name="P7"/>
      <text:h text:style-name="Heading_20_2" text:outline-level="2"><draw:frame draw:style-name="fr3" draw:name="Bild36" text:anchor-type="paragraph" svg:x="15.3cm" svg:y="0.064cm" svg:width="3.401cm" svg:height="3.859cm" draw:z-index="7"><draw:image xlink:href="Pictures/10000201000000C9000000E4FE1BF4B1D086DA2E.png" xlink:type="simple" xlink:show="embed" xlink:actuate="onLoad" loext:mime-type="image/png"/></draw:frame><text:bookmark-start text:name="__RefHeading___Toc5352_3798671567"/>Location<text:bookmark-end text:name="__RefHeading___Toc5352_3798671567"/></text:h>
      <text:p text:style-name="Text_20_body">The position of the 3D cursor in world coordinates<text:span text:style-name="T14">.</text:span></text:p>
      <text:h text:style-name="Heading_20_2" text:outline-level="2"><text:bookmark-start text:name="__RefHeading___Toc5354_3798671567"/>Rotation<text:bookmark-end text:name="__RefHeading___Toc5354_3798671567"/></text:h>
      <text:p text:style-name="P22">The rotation of the 3D cursor in world coordinates.</text:p>
      <text:h text:style-name="Heading_20_3" text:outline-level="3"><draw:frame draw:style-name="fr1" draw:name="Bild38" text:anchor-type="paragraph" svg:y="0.55cm" svg:width="3.27cm" svg:height="3.881cm" draw:z-index="8"><draw:image xlink:href="Pictures/10000201000000C1000000E57D0C4C6DBA9A9A94.png" xlink:type="simple" xlink:show="embed" xlink:actuate="onLoad" loext:mime-type="image/png"/></draw:frame><text:bookmark-start text:name="__RefHeading___Toc3794_905377466"/>Right Click menu<text:bookmark-end text:name="__RefHeading___Toc3794_905377466"/></text:h>
      <text:p text:style-name="P24">When you right click at the edit boxes then a menu with further functionality appears.</text:p>
      <text:h text:style-name="Heading_20_4" text:outline-level="4"><text:bookmark-start text:name="__RefHeading___Toc3796_905377466"/><text:soft-page-break/>Reset <text:span text:style-name="T2">All </text:span>to Default Value <text:bookmark-end text:name="__RefHeading___Toc3796_905377466"/></text:h>
      <text:p text:style-name="P14">Resets the X Y and Z values to the default value.</text:p>
      <text:h text:style-name="Heading_20_4" text:outline-level="4"><text:bookmark-start text:name="__RefHeading___Toc779_1164998041"/>Reset <text:span text:style-name="T2">Single </text:span>to Default Value <text:bookmark-end text:name="__RefHeading___Toc779_1164998041"/></text:h>
      <text:p text:style-name="P14">Resets the value for the single edit box under the mouse to the default value.</text:p>
      <text:h text:style-name="Heading_20_4" text:outline-level="4"><text:bookmark-start text:name="__RefHeading___Toc781_1164998041"/>Unset<text:bookmark-end text:name="__RefHeading___Toc781_1164998041"/></text:h>
      <text:p text:style-name="P14">Unset is usually a RMB menu entry when you right click at an edit box. It is somehow similar to Reset to Default Value. But it clears the property instead of resetting it to the default value. Which can end in another value.</text:p>
      <text:h text:style-name="P55" text:outline-level="3"><text:bookmark-start text:name="__RefHeading___Toc3798_905377466"/>Copy All to Selected<text:bookmark-end text:name="__RefHeading___Toc3798_905377466"/></text:h>
      <text:p text:style-name="P23">Allows to copy the current rotation of all axis to another object.</text:p>
      <text:p text:style-name="P23">Workflow. Select target object, hold down shift, select source object, and use Copy All to Selected.</text:p>
      <text:h text:style-name="P55" text:outline-level="3"><text:bookmark-start text:name="__RefHeading___Toc3800_905377466"/>Copy Single to Selected<text:bookmark-end text:name="__RefHeading___Toc3800_905377466"/></text:h>
      <text:p text:style-name="P23">Allows to copy the current rotation of the single selected axis to another object.</text:p>
      <text:p text:style-name="P23">Workflow. Select target object, hold down shift, select source object, and use Copy All to Selected.</text:p>
      <text:h text:style-name="P55" text:outline-level="3"><text:bookmark-start text:name="__RefHeading___Toc3802_905377466"/>Copy Data Path<text:bookmark-end text:name="__RefHeading___Toc3802_905377466"/></text:h>
      <text:p text:style-name="P23">Copy Data Path copies the RNA data path for this property.</text:p>
      <text:h text:style-name="P55" text:outline-level="3"><text:bookmark-start text:name="__RefHeading___Toc3804_905377466"/>Copy as new Driver<text:bookmark-end text:name="__RefHeading___Toc3804_905377466"/></text:h>
      <text:p text:style-name="P14">Copies the current value as a new driver.</text:p>
      <text:h text:style-name="P55" text:outline-level="3"><text:bookmark-start text:name="__RefHeading___Toc3806_905377466"/>Online Python Reference<text:bookmark-end text:name="__RefHeading___Toc3806_905377466"/></text:h>
      <text:p text:style-name="P15">Developer feature. Open the Blender Python Reference.</text:p>
      <text:h text:style-name="P55" text:outline-level="3"><text:bookmark-start text:name="__RefHeading___Toc3808_905377466"/>Edit Source<text:bookmark-end text:name="__RefHeading___Toc3808_905377466"/></text:h>
      <text:p text:style-name="P15">Developer feature. When you have a text editor open in the current layout then you can call the UI script that contains this menu item.</text:p>
      <text:p text:style-name="P4"/>
      <table:table table:name="Tabelle8" table:style-name="Tabelle8">
        <table:table-column table:style-name="Tabelle8.A"/>
        <table:table-row>
          <table:table-cell table:style-name="Tabelle8.A1" office:value-type="string">
            <text:h text:style-name="P49" text:outline-level="1"><text:bookmark-start text:name="__RefHeading___Toc5356_3798671567"/><text:span text:style-name="T3">V</text:span><text:span text:style-name="T5">iew</text:span><text:span text:style-name="T4"> tab</text:span><text:span text:style-name="T5"> - C</text:span><text:span text:style-name="T7">ollections</text:span><text:span text:style-name="T5"> Panel</text:span><text:bookmark-end text:name="__RefHeading___Toc5356_3798671567"/></text:h>
          </table:table-cell>
        </table:table-row>
      </table:table>
      <text:p text:style-name="P9"/>
      <text:h text:style-name="Heading_20_2" text:outline-level="2"><draw:frame draw:style-name="fr5" draw:name="Bild15" text:anchor-type="paragraph" svg:width="9.571cm" svg:height="3.35cm" draw:z-index="9"><draw:image xlink:href="Pictures/1000020100000235000000C64E814624616517CF.png" xlink:type="simple" xlink:show="embed" xlink:actuate="onLoad" loext:mime-type="image/png"/></draw:frame><text:bookmark-start text:name="__RefHeading___Toc1811_905377466"/>Local Collections<text:bookmark-end text:name="__RefHeading___Toc1811_905377466"/></text:h>
      <text:p text:style-name="P25">Allows the list of visible collections to be controlled per viewport rather than globally.</text:p>
      <text:h text:style-name="Heading_20_2" text:outline-level="2"><text:bookmark-start text:name="__RefHeading___Toc1813_905377466"/><text:soft-page-break/>List of Collections<text:bookmark-end text:name="__RefHeading___Toc1813_905377466"/></text:h>
      <text:p text:style-name="Text_20_body">The Collections panel shows a list of collections<text:span text:style-name="T16">. They </text:span>can be hidden in the viewport by clicking on the eye icon.</text:p>
      <text:p text:style-name="Text_20_body">If a collection contains objects, there is a circle to the left of the collection name. If a collection is empty, there is no circle to the left of the collection name.</text:p>
      <text:p text:style-name="Text_20_body">By clicking directly on the collection names, it “isolates” the collection by hiding all other collections, and showing the direct parents and all the children of the selected collection.</text:p>
      <text:p text:style-name="Text_20_body"/>
      <table:table table:name="Tabelle10" table:style-name="Tabelle10">
        <table:table-column table:style-name="Tabelle10.A"/>
        <table:table-row>
          <table:table-cell table:style-name="Tabelle10.A1" office:value-type="string">
            <text:h text:style-name="P50" text:outline-level="1"><text:bookmark-start text:name="__RefHeading___Toc1815_905377466"/><text:span text:style-name="T3">V</text:span><text:span text:style-name="T5">iew</text:span><text:span text:style-name="T4"> tab</text:span><text:span text:style-name="T5"> - A</text:span><text:span text:style-name="T8">nnotations</text:span><text:span text:style-name="T5"> Panel</text:span><text:bookmark-end text:name="__RefHeading___Toc1815_905377466"/></text:h>
          </table:table-cell>
        </table:table-row>
      </table:table>
      <text:p text:style-name="P10"><draw:frame draw:style-name="fr5" draw:name="Bild17" text:anchor-type="paragraph" svg:width="3.39cm" svg:height="5.33cm" draw:z-index="10"><draw:image xlink:href="Pictures/10000201000000C80000013B16ECF6C57F8DDE4E.png" xlink:type="simple" xlink:show="embed" xlink:actuate="onLoad" loext:mime-type="image/png"/></draw:frame><draw:frame draw:style-name="fr4" draw:name="Bild18" text:anchor-type="paragraph" svg:x="11.471cm" svg:width="3.371cm" svg:height="1.02cm" draw:z-index="11"><draw:image xlink:href="Pictures/10000201000000C70000003CB9AC06BBA2C47537.png" xlink:type="simple" xlink:show="embed" xlink:actuate="onLoad" loext:mime-type="image/png"/></draw:frame></text:p>
      <text:p text:style-name="P11">Manage the Annotation layers and materials.</text:p>
      <text:p text:style-name="P11"/>
      <text:p text:style-name="P11">When you don't have drawn an annotation yet then the panel just contains a New button.</text:p>
      <text:p text:style-name="P11"/>
      <text:p text:style-name="P11"/>
      <text:p text:style-name="P11"/>
      <text:p text:style-name="P11"/>
      <text:p text:style-name="P11"/>
      <text:p text:style-name="P11"/>
      <text:h text:style-name="Heading_20_2" text:outline-level="2"><text:bookmark-start text:name="__RefHeading___Toc1817_905377466"/>Annotations prop<text:bookmark-end text:name="__RefHeading___Toc1817_905377466"/></text:h>
      <text:p text:style-name="P27"><draw:frame draw:style-name="fr3" draw:name="Bild19" text:anchor-type="paragraph" svg:x="14.381cm" svg:y="-0.086cm" svg:width="4.32cm" svg:height="4.551cm" draw:z-index="13"><draw:image xlink:href="Pictures/10000201000000FF0000010DE9F1ADFD6CB7F7D9.png" xlink:type="simple" xlink:show="embed" xlink:actuate="onLoad" loext:mime-type="image/png"/></draw:frame>Add, remove and rename new annotations.</text:p>
      <text:h text:style-name="Heading_20_3" text:outline-level="3"><text:bookmark-start text:name="__RefHeading___Toc3810_905377466"/>Drop down box<text:bookmark-end text:name="__RefHeading___Toc3810_905377466"/></text:h>
      <text:p text:style-name="P32"><draw:frame draw:style-name="fr1" draw:name="Bild16" text:anchor-type="paragraph" svg:y="-0.116cm" svg:width="4.279cm" svg:height="1.709cm" draw:z-index="12"><draw:image xlink:href="Pictures/10000201000000FD000000656DDD84DED8BD99A8.png" xlink:type="simple" xlink:show="embed" xlink:actuate="onLoad" loext:mime-type="image/png"/></draw:frame>A list of the available annotation layers.</text:p>
      <text:h text:style-name="Heading_20_3" text:outline-level="3"><text:bookmark-start text:name="__RefHeading___Toc5263_529261320"/>Edit Box<text:bookmark-end text:name="__RefHeading___Toc5263_529261320"/></text:h>
      <text:p text:style-name="P28">The name of the current annotation. You can rename the annotation to your needs here.</text:p>
      <text:h text:style-name="Heading_20_3" text:outline-level="3"><text:bookmark-start text:name="__RefHeading___Toc5265_529261320"/>Fake User<text:bookmark-end text:name="__RefHeading___Toc5265_529261320"/></text:h>
      <text:p text:style-name="P29"><text:span text:style-name="T18">Assign a fake user to this annotation. </text:span>Fake users is an odd concept to keep data in the scene even if it has no user somewhere. The fake user is then a dummy user so that the object is not deleted when saving the scene. </text:p>
      <text:h text:style-name="Heading_20_3" text:outline-level="3"><text:bookmark-start text:name="__RefHeading___Toc5267_529261320"/>Add<text:span text:style-name="T17"> Annotation</text:span><text:bookmark-end text:name="__RefHeading___Toc5267_529261320"/></text:h>
      <text:p text:style-name="P26">Add a new annotation.</text:p>
      <text:h text:style-name="Heading_20_3" text:outline-level="3"><text:bookmark-start text:name="__RefHeading___Toc5269_529261320"/><text:span text:style-name="T11">Delete </text:span>Annotation<text:bookmark-end text:name="__RefHeading___Toc5269_529261320"/></text:h>
      <text:p text:style-name="P26">Delete the annotation.</text:p>
      <text:p text:style-name="Horizontal_20_Line"/>
      <text:h text:style-name="Heading_20_2" text:outline-level="2"><text:bookmark-start text:name="__RefHeading___Toc3784_905377466"/><text:soft-page-break/>List of Annotation Strokes<text:bookmark-end text:name="__RefHeading___Toc3784_905377466"/></text:h>
      <text:p text:style-name="P33"><draw:frame draw:style-name="fr1" draw:name="Bild21" text:anchor-type="paragraph" svg:y="-0.086cm" svg:width="3.371cm" svg:height="2.491cm" draw:z-index="14"><draw:image xlink:href="Pictures/10000201000000C7000000936CEF69329110D530.png" xlink:type="simple" xlink:show="embed" xlink:actuate="onLoad" loext:mime-type="image/png"/></draw:frame>Here you see your Annotation layers for the current Annotation. Every layer can have an own color. </text:p>
      <text:p text:style-name="P33">At the right side you find buttons to sort them and to add and remove new Annotation layers. </text:p>
      <text:p text:style-name="P33">You can change the color by clicking at the color field. A color dialog will pop up. You can rename annotation layers by double clicking at it. </text:p>
      <text:p text:style-name="P33">The eye icon allows you to make it invisible And it has a search field.</text:p>
      <text:p text:style-name="Horizontal_20_Line"/>
      <text:h text:style-name="Heading_20_2" text:outline-level="2"><text:bookmark-start text:name="__RefHeading___Toc3786_905377466"/>Thickness<text:bookmark-end text:name="__RefHeading___Toc3786_905377466"/></text:h>
      <text:p text:style-name="P26">The thickness of the annotation stroke.</text:p>
      <text:h text:style-name="Heading_20_2" text:outline-level="2"><text:bookmark-start text:name="__RefHeading___Toc5273_529261320"/>Frame Locked/Unlocked<text:bookmark-end text:name="__RefHeading___Toc5273_529261320"/></text:h>
      <text:p text:style-name="P26">Lock frame displayed by current layer. <text:span text:style-name="T19">This t</text:span>oggle<text:span text:style-name="T19">s</text:span> whether the active layer is the only one that can be edited.</text:p>
      <text:p text:style-name="Horizontal_20_Line"/>
      <text:h text:style-name="P54" text:outline-level="2"><text:bookmark-start text:name="__RefHeading___Toc3788_905377466"/>Onion Skin <text:bookmark-end text:name="__RefHeading___Toc3788_905377466"/></text:h>
      <text:p text:style-name="P34"><draw:frame draw:style-name="fr1" draw:name="Bild22" text:anchor-type="paragraph" svg:y="0.28cm" svg:width="3.371cm" svg:height="1.3cm" draw:z-index="15"><draw:image xlink:href="Pictures/10000201000000C70000004DD25B1A1A488B3D8B.png" xlink:type="simple" xlink:show="embed" xlink:actuate="onLoad" loext:mime-type="image/png"/></draw:frame>Enable Onion Skinning.</text:p>
      <text:p text:style-name="P30"><text:span text:style-name="T20">Onion Skinning allows to s</text:span>how ghosts of the keyframes before and after the current frame. <text:span text:style-name="T20">In this sub panel you can adjust the color of the onion skin frames.</text:span></text:p>
      <text:p text:style-name="P34">With the numbers below the colors you can define how many frames before or after are displayed that way.</text:p>
      <text:p text:style-name="P35"/>
      <table:table table:name="Tabelle1" table:style-name="Tabelle1">
        <table:table-column table:style-name="Tabelle1.A"/>
        <table:table-row>
          <table:table-cell table:style-name="Tabelle1.A1" office:value-type="string">
            <text:h text:style-name="P51" text:outline-level="1"><text:bookmark-start text:name="__RefHeading___Toc1955_742389421"/><text:span text:style-name="T3">V</text:span><text:span text:style-name="T5">iew</text:span><text:span text:style-name="T4"> tab</text:span><text:span text:style-name="T5"> - S</text:span><text:span text:style-name="T9">tereoscopy</text:span><text:span text:style-name="T5"> Panel</text:span><text:bookmark-end text:name="__RefHeading___Toc1955_742389421"/></text:h>
          </table:table-cell>
        </table:table-row>
      </table:table>
      <text:p text:style-name="P12"><text:s/></text:p>
      <text:p text:style-name="P12"><draw:frame draw:style-name="fr1" draw:name="Bild1" text:anchor-type="paragraph" svg:y="0.28cm" svg:width="3.731cm" svg:height="3.18cm" draw:z-index="16"><draw:image xlink:href="Pictures/10000201000000DC000000BC161D257E939E0DD7.png" xlink:type="simple" xlink:show="embed" xlink:actuate="onLoad" loext:mime-type="image/png"/></draw:frame>This panel shows when you have Stereoscopy enabled in the Output Properties of the Properties editor. Some content depends of the Stereoscopy settings.</text:p>
      <text:p text:style-name="P12"/>
      <text:p text:style-name="P12"><draw:frame draw:style-name="fr2" draw:name="Bild2" text:anchor-type="paragraph" svg:y="0.316cm" svg:width="5.129cm" svg:height="1.319cm" draw:z-index="17"><draw:image xlink:href="Pictures/100002010000012F0000004E039849E5B33A2CD7.png" xlink:type="simple" xlink:show="embed" xlink:actuate="onLoad" loext:mime-type="image/png"/></draw:frame></text:p>
      <text:p text:style-name="P12"/>
      <text:h text:style-name="Heading_20_2" text:outline-level="2"/>
      <text:h text:style-name="Heading_20_2" text:outline-level="2"><draw:frame draw:style-name="fr1" draw:name="Bild3" text:anchor-type="paragraph" svg:y="0.582cm" svg:width="3.371cm" svg:height="0.559cm" draw:z-index="18"><draw:image xlink:href="Pictures/10000201000000C7000000212EF3D09E0B2FADC7.png" xlink:type="simple" xlink:show="embed" xlink:actuate="onLoad" loext:mime-type="image/png"/></draw:frame><text:bookmark-start text:name="__RefHeading___Toc1957_742389421"/>Left / Right / 3D<text:bookmark-end text:name="__RefHeading___Toc1957_742389421"/></text:h>
      <text:p text:style-name="P36">With Stereoscopy setting Stereo 3D.</text:p>
      <text:p text:style-name="P36">Show the image in the 3d view from the left or right camera, or from both.</text:p>
      <text:h text:style-name="Heading_20_2" text:outline-level="2"><draw:frame draw:style-name="fr1" draw:name="Bild4" text:anchor-type="paragraph" svg:y="0.54cm" svg:width="3.371cm" svg:height="0.589cm" draw:z-index="19"><draw:image xlink:href="Pictures/10000201000000C700000023A7A2CA1D366D5513.png" xlink:type="simple" xlink:show="embed" xlink:actuate="onLoad" loext:mime-type="image/png"/></draw:frame><text:bookmark-start text:name="__RefHeading___Toc1959_742389421"/><text:soft-page-break/>Views / 3D<text:bookmark-end text:name="__RefHeading___Toc1959_742389421"/></text:h>
      <text:p text:style-name="P36">With Stereoscopy setting Multi-View.</text:p>
      <text:p text:style-name="P36">Show the image in the 3d view from the single cameras, or from both.</text:p>
      <text:h text:style-name="Heading_20_2" text:outline-level="2"><text:bookmark-start text:name="__RefHeading___Toc1961_742389421"/>Cameras<text:bookmark-end text:name="__RefHeading___Toc1961_742389421"/></text:h>
      <text:p text:style-name="P36">With Stereoscopy setting Stereo 3D. Show the left and right cameras.</text:p>
      <text:h text:style-name="Heading_20_2" text:outline-level="2"><text:bookmark-start text:name="__RefHeading___Toc1963_742389421"/>Plane<text:bookmark-end text:name="__RefHeading___Toc1963_742389421"/></text:h>
      <text:p text:style-name="P36">Show the convergence plane.</text:p>
      <text:h text:style-name="Heading_20_3" text:outline-level="3">Alpha</text:h>
      <text:p text:style-name="P36">The transparency of the convergence plane.</text:p>
      <text:h text:style-name="Heading_20_2" text:outline-level="2"><text:bookmark-start text:name="__RefHeading___Toc1965_742389421"/>Volume<text:bookmark-end text:name="__RefHeading___Toc1965_742389421"/></text:h>
      <text:p text:style-name="P38">Show the stereoscopy volume.</text:p>
      <text:h text:style-name="P56" text:outline-level="3">Alpha</text:h>
      <text:p text:style-name="P37">The transparency of the <text:span text:style-name="T21">stereoscopy volume.</text:span></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966221"/>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1<text:span text:style-name="MT1">6</text:span> Editors - 3D View - Sidebar - View Tab</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3H46M2S</meta:editing-duration>
    <meta:editing-cycles>580</meta:editing-cycles>
    <meta:generator>LibreOffice/6.3.6.2$Windows_X86_64 LibreOffice_project/2196df99b074d8a661f4036fca8fa0cbfa33a497</meta:generator>
    <dc:date>2020-08-29T13:21:17.276000000</dc:date>
    <meta:document-statistic meta:table-count="7" meta:image-count="20" meta:object-count="0" meta:page-count="7" meta:paragraph-count="135" meta:word-count="1195" meta:character-count="6496" meta:non-whitespace-character-count="5427"/>
    <meta:template xlink:type="simple" xlink:actuate="onRequest" xlink:title="standard1cm" xlink:href="../../../AppData/Roaming/LibreOffice/4/user/template/standard1cm.ott" meta:date="2016-03-29T10:15:31.334000000"/>
  </office:meta>
</office:document-meta>
</file>